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f21d"/>
    </style:style>
    <style:style style:name="P2" style:family="paragraph" style:parent-style-name="Standard">
      <style:text-properties officeooo:rsid="0010facc" officeooo:paragraph-rsid="0010facc"/>
    </style:style>
    <style:style style:name="T1" style:family="text">
      <style:text-properties officeooo:rsid="000a7f0b"/>
    </style:style>
    <style:style style:name="T2" style:family="text">
      <style:text-properties officeooo:rsid="0010fa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he developed nations, we have come so far from the inconvenience of preindustrial life. <text:span text:style-name="T1">Most things we want are at the tips of our fingers. You want food? Use a service like Uber Eats or DoorDash. You need to replace you door handle? Order it online from Amazon. We are taking this even further with smart homes. “Hey Alexa, order me a double cheeseburger meal from McDonalds on Uber Eats.” Why manually order your food, when you can have an AI do it for you? </text:span><text:span text:style-name="T2">Soon enough, if it isn’t already possible, we won’t have to manually do anything more than eating the food we ordered. How convenient, right?</text:span></text:p>
      <text:p text:style-name="P1"/>
      <text:p text:style-name="P2">You may be wondering, where is the part of this that is annoying?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2:04:38.060000000</meta:creation-date>
    <meta:generator>LibreOffice/7.3.7.2$Linux_X86_64 LibreOffice_project/30$Build-2</meta:generator>
    <dc:date>2023-08-27T11:46:18.832048001</dc:date>
    <meta:editing-duration>PT25M6S</meta:editing-duration>
    <meta:editing-cycles>6</meta:editing-cycles>
    <meta:document-statistic meta:table-count="0" meta:image-count="0" meta:object-count="0" meta:page-count="1" meta:paragraph-count="2" meta:word-count="123" meta:character-count="671" meta:non-whitespace-character-count="549"/>
  </office:meta>
</office:document-meta>
</file>